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loext:contextual-spacing="false"/>
    </style:style>
    <style:style style:name="P4" style:family="paragraph" style:parent-style-name="Text_20_body" style:list-style-name="L2">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h>
      <text:p text:style-name="Text_20_body">Real world problems typically require combining data from different sources. But this poses enormous difficulties. The sources may use different data models, different schemas, different file formats, and so on. Integrating data from different sources is challenging work, but absolutely necessary to solve real world problems. This week we look at strategies for data integration, and as part of that we'll also take up the important related topic of data cleaning.</text:p>
      <text:h text:style-name="Heading_20_2" text:outline-level="2">Readings</text:h>
      <text:list xml:id="list6712365379593847065" text:style-name="L1">
        <text:list-item>
          <text:p text:style-name="P3">Managing scientific data: From data integration to scientific workflows. GSA Today, Special Issue on Geoinformatics. B. Ludäscher, K. Lin, S. Bowers, E. Jaeger-Frank, B. Brodaric, C. Baru (2005).</text:p>
        </text:list-item>
        <text:list-item>
          <text:p text:style-name="P1">Data integration: the teenage years. In Proceedings of the 32nd international conference on Very large data bases. A. Halevy, A. Rajaraman, and J. Ordille (2006).</text:p>
        </text:list-item>
      </text:list>
      <text:p text:style-name="Text_20_body"><text:span text:style-name="Strong_20_Emphasis">Also recommended:</text:span></text:p>
      <text:list xml:id="list5541105711331244026" text:style-name="L2">
        <text:list-item>
          <text:p text:style-name="P4">Big data integration. IEEE 29th International Conference on Data Engineering (ICDE). X. Luna Dong and D. Srivastava (2013).</text:p>
        </text:list-item>
        <text:list-item>
          <text:p text:style-name="P2">A comparative analysis of methodologies for database schema integration. ACM Computing Surveys 18(4). C., Batini, M. Lenzerini, &amp; S. B. Navathe (1986).</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1T14:41:45.366368700</meta:creation-date>
    <dc:date>2018-01-01T14:43:10.767196613</dc:date>
    <meta:editing-duration>PT1M26S</meta:editing-duration>
    <meta:editing-cycles>1</meta:editing-cycles>
    <meta:document-statistic meta:table-count="0" meta:image-count="0" meta:object-count="0" meta:page-count="1" meta:paragraph-count="8" meta:word-count="172" meta:character-count="1134" meta:non-whitespace-character-count="974"/>
    <meta:generator>LibreOffice/5.1.6.2$Linux_X86_64 LibreOffice_project/10m0$Build-2</meta:generator>
  </office:meta>
</office:document-meta>
</file>